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03cm" fo:min-width="5.97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4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Serif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24pt" style:font-size-asian="24pt" style:font-size-complex="24pt"/>
    </style:style>
    <style:style style:name="T1" style:family="text">
      <style:text-properties style:font-name="Liberation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4.953cm" svg:x="7.731cm" svg:y="2.778cm">
          <text:p text:style-name="P1">C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906cm" svg:y1="7.731cm" svg:x2="8.493cm" svg:y2="10.144cm">
          <text:p/>
        </draw:line>
        <draw:line draw:style-name="gr2" draw:text-style-name="P2" draw:layer="layout" svg:x1="10.906cm" svg:y1="7.731cm" svg:x2="13.192cm" svg:y2="10.017cm">
          <text:p/>
        </draw:line>
        <draw:custom-shape draw:style-name="gr1" draw:text-style-name="P1" draw:layer="layout" svg:width="6.477cm" svg:height="4.953cm" svg:x="2.016cm" svg:y="10.271cm">
          <text:p text:style-name="P1">C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4.953cm" svg:x="13.192cm" svg:y="10.144cm">
          <text:p text:style-name="P1">Cprin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669cm" svg:y1="15.224cm" svg:x2="19.669cm" svg:y2="26.273cm">
          <text:p/>
        </draw:line>
        <draw:line draw:style-name="gr2" draw:text-style-name="P2" draw:layer="layout" svg:x1="2.016cm" svg:y1="15.351cm" svg:x2="2.016cm" svg:y2="26.4cm">
          <text:p/>
        </draw:line>
        <draw:custom-shape draw:style-name="gr3" draw:text-style-name="P1" draw:layer="layout" svg:width="2.667cm" svg:height="1.143cm" svg:x="2.143cm" svg:y="17.383cm">
          <text:p text:style-name="P1">addRef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67cm" svg:height="1.143cm" svg:x="2.143cm" svg:y="21.193cm">
          <text:p text:style-name="P1">remRef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67cm" svg:height="1.143cm" svg:x="2.143cm" svg:y="24.622cm">
          <text:p text:style-name="P1">updRe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143cm" svg:x="14.716cm" svg:y="17.356cm">
          <text:p text:style-name="P1">CAPrin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143cm" svg:x="14.716cm" svg:y="18.653cm">
          <text:p text:style-name="P1">CSGPrin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143cm" svg:x="14.716cm" svg:y="19.977cm">
          <text:p text:style-name="P1">CLGPrin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143cm" svg:x="14.716cm" svg:y="21.328cm">
          <text:p text:style-name="P1">CHGPrin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143cm" svg:x="14.716cm" svg:y="22.652cm">
          <text:p text:style-name="P1">CSNPrin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143cm" svg:x="14.689cm" svg:y="24.049cm">
          <text:p text:style-name="P1">CSIPrint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143cm" svg:x="14.716cm" svg:y="16.059cm">
          <text:p text:style-name="P1">CAFPrinter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949cm" svg:height="0.962cm" svg:x="7.386cm" svg:y="16.167cm">
          <draw:text-box>
            <text:p>All referees File Printer</text:p>
          </draw:text-box>
        </draw:frame>
        <draw:frame draw:style-name="gr5" draw:text-style-name="P3" draw:layer="layout" svg:width="5.751cm" svg:height="0.962cm" svg:x="8.593cm" svg:y="17.51cm">
          <draw:text-box>
            <text:p>All referees Printer</text:p>
          </draw:text-box>
        </draw:frame>
        <draw:frame draw:style-name="gr5" draw:text-style-name="P3" draw:layer="layout" svg:width="6.704cm" svg:height="0.962cm" svg:x="7.623cm" svg:y="18.78cm">
          <draw:text-box>
            <text:p>Specific Grade Printer</text:p>
          </draw:text-box>
        </draw:frame>
        <draw:frame draw:style-name="gr5" draw:text-style-name="P3" draw:layer="layout" svg:width="6.209cm" svg:height="0.962cm" svg:x="8.091cm" svg:y="20.131cm">
          <draw:text-box>
            <text:p>Lower Grade Printer</text:p>
          </draw:text-box>
        </draw:frame>
        <draw:frame draw:style-name="gr5" draw:text-style-name="P3" draw:layer="layout" svg:width="6.348cm" svg:height="0.962cm" svg:x="7.952cm" svg:y="21.501cm">
          <draw:text-box>
            <text:p>Higher Grade Printer</text:p>
          </draw:text-box>
        </draw:frame>
        <draw:frame draw:style-name="gr5" draw:text-style-name="P3" draw:layer="layout" svg:width="6.632cm" svg:height="0.962cm" svg:x="7.668cm" svg:y="22.771cm">
          <draw:text-box>
            <text:p>Specific Name Printer</text:p>
          </draw:text-box>
        </draw:frame>
        <draw:frame draw:style-name="gr5" draw:text-style-name="P3" draw:layer="layout" svg:width="5.578cm" svg:height="0.962cm" svg:x="8.712cm" svg:y="24.141cm">
          <draw:text-box>
            <text:p>Specific ID Printer</text:p>
          </draw:text-box>
        </draw:frame>
        <draw:frame draw:style-name="gr6" draw:text-style-name="P5" draw:layer="layout" svg:width="6.858cm" svg:height="1.397cm" svg:x="7.477cm" svg:y="1.254cm">
          <draw:text-box>
            <text:p text:style-name="P4"><text:span text:style-name="T1">Inheritance T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07:36:00.222254591</meta:creation-date>
    <dc:date>2019-05-11T07:43:42.004038897</dc:date>
    <meta:editing-duration>PT7M42S</meta:editing-duration>
    <meta:editing-cycles>1</meta:editing-cycles>
    <meta:generator>LibreOffice/6.2.3.2$Linux_X86_64 LibreOffice_project/aecc05fe267cc68dde00352a451aa867b3b546ac</meta:generator>
    <meta:document-statistic meta:object-count="25"/>
  </office:meta>
</office:document-meta>
</file>